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take all entries from iyunu jotform and insert into mySQL using pythonanywhere</text:span></text:p>
      <text:p text:style-name="P1"><text:span text:style-name="T1"/></text:p>
      <text:p text:style-name="P1"><text:span text:style-name="T1">import MySQLdb</text:span></text:p>
      <text:p text:style-name="P1"><text:span text:style-name="T1"/></text:p>
      <text:p text:style-name="P1"><text:span text:style-name="T1">conn = MySQLdb.connect("mysql.server", "madubashena89","password123@","madubashena89$iyanuinterns")</text:span></text:p>
      <text:p text:style-name="P1"><text:span text:style-name="T1">c = conn.cursor()</text:span></text:p>
      <text:p text:style-name="P1"><text:span text:style-name="T1">c.execute("CREATE TABLE INTERNS(FIRST TEXT, MIDDLE TEXT, LAST TEXT,ADDRESS TEXT,EMAIL varchar(30), app_position TEXT, start_date varchar(10),LANGUAGE TEXT, CODEFRONT TEXT, CODEBACK TEXT, GRAFIC TEXT, LINKEDLN TEXT, GITHUB TEXT, OTHER_SKILLS TEXT, SALARY varchar(20)")</text:span></text:p>
      <text:p text:style-name="P1"><text:span text:style-name="T1"/></text:p>
      <text:p text:style-name="P1"><text:span text:style-name="T1">FIRST = raw_input("first name")</text:span></text:p>
      <text:p text:style-name="P1"><text:span text:style-name="T1">MIDDLE = raw_input("middle name")</text:span></text:p>
      <text:p text:style-name="P1"><text:span text:style-name="T1">LAST = raw_input("last name")</text:span></text:p>
      <text:p text:style-name="P1"><text:span text:style-name="T1">ADDRESS = raw_input("current address")</text:span></text:p>
      <text:p text:style-name="P1"><text:span text:style-name="T1">EMAIL = raw_input(" email address")</text:span></text:p>
      <text:p text:style-name="P1"><text:span text:style-name="T1">app_position = raw_input("Applying for Position")</text:span></text:p>
      <text:p text:style-name="P1"><text:span text:style-name="T1">start_date = raw_input("When can you start?")</text:span></text:p>
      <text:p text:style-name="P1"><text:span text:style-name="T1">LANGUAGE = raw_input("Fluent Languages &amp; Proficiency")</text:span></text:p>
      <text:p text:style-name="P1"><text:span text:style-name="T1">CODEFRONT = raw_input("Coding Languages FrontEnd")</text:span></text:p>
      <text:p text:style-name="P1"><text:span text:style-name="T1">CODEBACK = raw_input("Coding Languages BackEnd")</text:span></text:p>
      <text:p text:style-name="P1"><text:span text:style-name="T1">GRAFIC = raw_input("Graphic Designer")</text:span></text:p>
      <text:p text:style-name="P1"><text:span text:style-name="T1">LINKEDLN = raw_input("Leave your Linkedln URL")</text:span></text:p>
      <text:p text:style-name="P1"><text:span text:style-name="T1">GITHUB = raw_input("GITHUB")</text:span></text:p>
      <text:p text:style-name="P1"><text:span text:style-name="T1">OTHER_SKILLS = raw_input("Other skills and talents related to desired position")</text:span></text:p>
      <text:p text:style-name="P1"><text:span text:style-name="T1">SALARY = raw_input("Desired salary"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qlINSERT = "INSERT INTO INTERNS (FIRST, MIDDLE, LAST,ADDRESS ,EMAIL , app_position, start_date, LANGUAGE, CODEFRONT, CODEBACK, GRAFIC, LINKEDLN, GITHUB, OTHER_SKILLS, SALARY )VALUES (%S, %S, %S, %S, %S, %S, %S, %S, %S, %S, %S, %S, %S, %S, %S)"</text:span></text:p>
      <text:p text:style-name="P1"><text:span text:style-name="T1"><text:s text:c="2"/>""""INSERTING INTERN DETAILS TO TABEL NAME INTERNS IN madubashena89$iyanuinterns database """</text:span></text:p>
      <text:p text:style-name="P1"><text:span text:style-name="T1">sqlSELECT = "SELECT* FROM INTERNS WHERE FIRST = $S"</text:span></text:p>
      <text:p text:style-name="P1"><text:span text:style-name="T1"><text:s/>"""select data from INTERNS table"""</text:span></text:p>
      <text:p text:style-name="P1"><text:span text:style-name="T1"/></text:p>
      <text:p text:style-name="P1"><text:span text:style-name="T1">INTERNS = [</text:span></text:p>
      <text:p text:style-name="P1"><text:span text:style-name="T1">('PRADEEP', 'MADUBASHENA',<text:s text:c="2"/>'Kahatagahadiwela Gedara', '10521 SHADOW RIDGE LN APT 203', 'madubashena89@gmail.com', 'Front End Engineer', '11-12-2018', 'ENGLISH', 'PYTHON HTML JAVA JAVASCRIPT', 'AUTOCAD CATIA', '<text:tab/></text:span><text:a xlink:href="https://www.linkedin.com/in/"><text:span text:style-name="T2">https://www.linkedin.com/in/</text:span></text:a><text:span text:style-name="T3"><text:s/>pradeep-madubashena- 3557767b/', 'Pradeep Madubashena', 'Robotic programming with raspberry pi', '$50,000')</text:span></text:p>
      <text:p text:style-name="P1"><text:span text:style-name="T3">,</text:span></text:p>
      <text:p text:style-name="P1"><text:span text:style-name="T3">('MIKE' , 'JACOB', 'MILLER','10521 SHADOW RIDGE LN APT 207', 'mikemiller@gmail.com', 'Front End Engineer', '11-22-2018', 'ENGLISH', 'PYTHON HTML JAVA JAVASCRIPT', 'photoshop cs', '<text:tab/></text:span><text:a xlink:href="https://www.linkedin.com/in/"><text:span text:style-name="T4">https://www.linkedin.com/in/</text:span></text:a><text:span text:style-name="T5"><text:s/>mike miller', 'Mike Miller', 'machine learning', '$70,000')</text:span></text:p>
      <text:p text:style-name="P1"><text:span text:style-name="T5"/></text:p>
      <text:p text:style-name="P1"><text:span text:style-name="T5">]</text:span></text:p>
      <text:p text:style-name="P1"><text:span text:style-name="T5">"""Examples if intern details"""</text:span></text:p>
      <text:p text:style-name="P1"><text:span text:style-name="T5"/></text:p>
      <text:p text:style-name="P1"><text:span text:style-name="T5">c.executemany(sqlINSERT, INTERNS)</text:span></text:p>
      <text:p text:style-name="P1"><text:span text:style-name="T5">conn.commit()</text:span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